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5c47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0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2281f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T8" style:family="text">
      <style:text-properties officeooo:rsid="001fd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44285191364766818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80858597544910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80859432951804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80858910627086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80859033590449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80859905835864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80860050657380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80859834972177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80859722746085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80858936212380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80859467026730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80859267572872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80859762542764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80858558372234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80858147043054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80859984609820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80858567962594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text:span text:style-name="T8">The satellite has a mass of 4000 kg.</text:span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859664335175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80858164532111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7"><draw:image xlink:href="Pictures/10000201000000EF00000100086FBE9F.png" xlink:type="simple" xlink:show="embed" xlink:actuate="onLoad"/></draw:frame> <text:s text:c="20"/>Name:<text:tab/><text:tab/><text:date style:data-style-name="N37" text:date-value="2017-02-01T08:08:57.865287763" text:date-adjust="PT24H00M00S">02/02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8M40S</meta:editing-duration>
    <meta:editing-cycles>5</meta:editing-cycles>
    <meta:generator>LibreOffice/4.3.7.2$Linux_X86_64 LibreOffice_project/430$Build-2</meta:generator>
    <dc:date>2017-02-01T08:08:57.754404182</dc:date>
    <meta:document-statistic meta:table-count="2" meta:image-count="2" meta:object-count="4" meta:page-count="2" meta:paragraph-count="33" meta:word-count="272" meta:character-count="1423" meta:non-whitespace-character-count="1150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